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09cm" table:align="left"/>
    </style:style>
    <style:style style:name="Table1.A" style:family="table-column">
      <style:table-column-properties style:column-width="1.012cm"/>
    </style:style>
    <style:style style:name="Table1.B" style:family="table-column">
      <style:table-column-properties style:column-width="3.614cm"/>
    </style:style>
    <style:style style:name="Table1.C" style:family="table-column">
      <style:table-column-properties style:column-width="7.46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2" style:family="paragraph" style:parent-style-name="Horizontal_20_Line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 style:list-style-name="L11">
      <style:paragraph-properties fo:margin-top="0cm" fo:margin-bottom="0.499cm" loext:contextual-spacing="false"/>
    </style:style>
    <style:style style:name="P5" style:family="paragraph" style:parent-style-name="Text_20_body" style:list-style-name="L10"/>
    <style:style style:name="P6" style:family="paragraph" style:parent-style-name="Text_20_body" style:list-style-name="L11"/>
    <style:style style:name="P7" style:family="paragraph" style:parent-style-name="Text_20_body">
      <style:paragraph-properties fo:text-align="start" style:justify-single-word="false" fo:padding="0cm" fo:border="none"/>
    </style:style>
    <style:style style:name="P8" style:family="paragraph" style:parent-style-name="Text_20_body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9" style:family="paragraph" style:parent-style-name="Text_20_body" style:list-style-name="L1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10" style:family="paragraph" style:parent-style-name="Text_20_body" style:list-style-name="L2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11" style:family="paragraph" style:parent-style-name="Text_20_body" style:list-style-name="L3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12" style:family="paragraph" style:parent-style-name="Text_20_body" style:list-style-name="L4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13" style:family="paragraph" style:parent-style-name="Text_20_body" style:list-style-name="L5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14" style:family="paragraph" style:parent-style-name="Text_20_body" style:list-style-name="L6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15" style:family="paragraph" style:parent-style-name="Text_20_body" style:list-style-name="L7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16" style:family="paragraph" style:parent-style-name="Text_20_body" style:list-style-name="L8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17" style:family="paragraph" style:parent-style-name="Text_20_body" style:list-style-name="L9">
      <style:paragraph-properties fo:text-align="start" style:justify-single-word="false" fo:padding="0cm" fo:border="non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fkGroteskNeue" fo:font-size="12pt" fo:letter-spacing="normal" fo:font-style="normal" fo:font-weight="normal" style:font-size-asian="12pt" style:font-size-complex="12pt"/>
    </style:style>
    <style:style style:name="T1" style:family="text">
      <style:text-properties loext:padding="0cm" loext:border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loext:padding="0cm" loext:border="none"/>
    </style:style>
    <style:style style:name="T4" style:family="text">
      <style:text-properties officeooo:rsid="000e9e2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🚀 <text:span text:style-name="Strong_20_Emphasis">AOSP </text:span><text:span text:style-name="Strong_20_Emphasis"><text:span text:style-name="T4">14</text:span></text:span><text:span text:style-name="Strong_20_Emphasis"> + Xrda3/Xrda3car + Cuttlefish Setup (Manual Steps)</text:span></text:h>
      <text:p text:style-name="Horizontal_20_Line"/>
      <text:h text:style-name="Heading_20_2" text:outline-level="2">🧩 <text:span text:style-name="Strong_20_Emphasis">1. Install Required Packages</text:span></text:h>
      <text:p text:style-name="Preformatted_20_Text"><text:span text:style-name="Source_20_Text">sudo apt update -y</text:span></text:p>
      <text:p text:style-name="P3"><text:span text:style-name="Source_20_Text">sudo apt upgrade -y</text:span></text:p>
      <text:p text:style-name="Text_20_body">Install all build dependencies:</text:p>
      <text:p text:style-name="Preformatted_20_Text"><text:span text:style-name="Source_20_Text">sudo apt install -y flex bison gcc-multilib g++-multilib git gperf \</text:span></text:p>
      <text:p text:style-name="Preformatted_20_Text"><text:span text:style-name="Source_20_Text">libxml2-utils make zlib1g-dev zip curl patch vim lzop tree python \</text:span></text:p>
      <text:p text:style-name="Preformatted_20_Text"><text:span text:style-name="Source_20_Text">python-mako ccache libncurses5-dev libssl-dev graphviz qemu-kvm eog \</text:span></text:p>
      <text:p text:style-name="P3"><text:span text:style-name="Source_20_Text">python-is-python3 devscripts config-package-dev debhelper-compat</text:span></text:p>
      <text:p text:style-name="Horizontal_20_Line"/>
      <text:h text:style-name="Heading_20_2" text:outline-level="2">🏗️ <text:span text:style-name="Strong_20_Emphasis">2. Create AOSP Directory and Initialize Repo</text:span></text:h>
      <text:p text:style-name="Text_20_body">Create your AOSP workspace:</text:p>
      <text:p text:style-name="Preformatted_20_Text"><text:span text:style-name="Source_20_Text">mkdir -p $HOME/aosp_14_training</text:span></text:p>
      <text:p text:style-name="P3"><text:span text:style-name="Source_20_Text">cd $HOME/aosp_14_training</text:span></text:p>
      <text:p text:style-name="Text_20_body">Initialize repo for <text:span text:style-name="Strong_20_Emphasis">Android 14 (r21)</text:span>:</text:p>
      <text:p text:style-name="P3"><text:span text:style-name="Source_20_Text">repo init -u https://android.googlesource.com/platform/manifest -b android-14.0.0_r21</text:span></text:p>
      <text:p text:style-name="Text_20_body">Sync AOSP source:</text:p>
      <text:p text:style-name="P3"><text:span text:style-name="Source_20_Text">repo sync -c -j$(nproc)</text:span></text:p>
      <text:p text:style-name="Horizontal_20_Line"/>
      <text:h text:style-name="Heading_20_2" text:outline-level="2">📂 <text:span text:style-name="Strong_20_Emphasis">3. Add Xrda3 / Xrda3car Local Manifest</text:span></text:h>
      <text:p text:style-name="Text_20_body">Clone the device manifest:</text:p>
      <text:p text:style-name="P3"><text:span text:style-name="Source_20_Text">git clone https://github.com/BuildandShip-stack/xrda3-local-manifest.git .repo/local_manifests -b android14</text:span></text:p>
      <text:p text:style-name="Text_20_body">Sync again to fetch device-specific sources:</text:p>
      <text:p text:style-name="P3"><text:span text:style-name="Source_20_Text">repo sync -c -j$(nproc)</text:span></text:p>
      <text:p text:style-name="Horizontal_20_Line"/>
      <text:h text:style-name="Heading_20_2" text:outline-level="2"><text:soft-page-break/></text:h>
      <text:h text:style-name="Heading_20_2" text:outline-level="2">🧱 <text:span text:style-name="Strong_20_Emphasis">4. Build AOSP for Xrda3car</text:span></text:h>
      <text:p text:style-name="Text_20_body">Setup the environment:</text:p>
      <text:p text:style-name="Preformatted_20_Text"><text:span text:style-name="Source_20_Text">cd $HOME/aosp_14_training</text:span></text:p>
      <text:p text:style-name="P3"><text:span text:style-name="Source_20_Text">source build/envsetup.sh</text:span></text:p>
      <text:p text:style-name="Text_20_body">Choose target:</text:p>
      <text:p text:style-name="P3"><text:span text:style-name="Source_20_Text">lunch xrda3car-userdebug</text:span></text:p>
      <text:p text:style-name="Text_20_body">Build the image:</text:p>
      <text:p text:style-name="P3"><text:span text:style-name="Source_20_Text">m -j$(nproc)</text:span></text:p>
      <text:p text:style-name="Quotations">🕒 <text:span text:style-name="Strong_20_Emphasis">Note:</text:span> This may take several hours depending on system performance.</text:p>
      <text:p text:style-name="Horizontal_20_Line"/>
      <text:h text:style-name="Heading_20_2" text:outline-level="2">💾 <text:span text:style-name="Strong_20_Emphasis">5. Verify KVM (Virtualization Support)</text:span></text:h>
      <text:p text:style-name="Text_20_body">Check KVM availability:</text:p>
      <text:p text:style-name="P3"><text:span text:style-name="Source_20_Text">ls /dev/kvm</text:span></text:p>
      <text:list xml:id="list289556477" text:style-name="L10">
        <text:list-item>
          <text:p text:style-name="P5">If output shows <text:span text:style-name="Source_20_Text">/dev/kvm</text:span>, it’s available ✅</text:p>
        </text:list-item>
        <text:list-item>
          <text:p text:style-name="P5">If not, enable <text:span text:style-name="Strong_20_Emphasis">Virtualization / Nested Virtualization</text:span> in BIOS or your VM settings.</text:p>
        </text:list-item>
      </text:list>
      <text:p text:style-name="Horizontal_20_Line"/>
      <text:h text:style-name="Heading_20_2" text:outline-level="2">🧰 <text:span text:style-name="Strong_20_Emphasis">6. Setup and Build Cuttlefish Emulator</text:span></text:h>
      <text:p text:style-name="Text_20_body">Install extra build tools:</text:p>
      <text:p text:style-name="P3"><text:span text:style-name="Source_20_Text">sudo apt install -y git devscripts config-package-dev debhelper-compat</text:span></text:p>
      <text:p text:style-name="Text_20_body">Clone <text:span text:style-name="Strong_20_Emphasis">Cuttlefish</text:span> inside your AOSP directory:</text:p>
      <text:p text:style-name="Preformatted_20_Text"><text:span text:style-name="Source_20_Text">cd $HOME/aosp_14_training</text:span></text:p>
      <text:p text:style-name="P3"><text:span text:style-name="Source_20_Text">git clone https://github.com/google/android-cuttlefish.git</text:span></text:p>
      <text:p text:style-name="Text_20_body">Build the packages:</text:p>
      <text:p text:style-name="Preformatted_20_Text"><text:span text:style-name="Source_20_Text">cd android-cuttlefish/tools/buildutils/</text:span></text:p>
      <text:p text:style-name="P3"><text:span text:style-name="Source_20_Text">./build_packages.sh</text:span></text:p>
      <text:p text:style-name="Text_20_body">If you get a <text:span text:style-name="Strong_20_Emphasis">Bazel</text:span> error:</text:p>
      <text:p text:style-name="Preformatted_20_Text"><text:span text:style-name="Source_20_Text">./installbazel.sh</text:span></text:p>
      <text:p text:style-name="P3"><text:span text:style-name="Source_20_Text">./build_packages.sh</text:span></text:p>
      <text:p text:style-name="Text_20_body">Install the Cuttlefish packages:</text:p>
      <text:p text:style-name="P3"><text:span text:style-name="Source_20_Text">sudo apt install ./cuttlefish-base_*.deb ./cuttlefish-user_*.deb</text:span></text:p>
      <text:p text:style-name="Text_20_body"><text:soft-page-break/>Add user to required groups and reboot:</text:p>
      <text:p text:style-name="Preformatted_20_Text"><text:span text:style-name="Source_20_Text">sudo usermod -aG kvm,cvdnetwork,render $USER</text:span></text:p>
      <text:p text:style-name="P3"><text:span text:style-name="Source_20_Text">sudo reboot</text:span></text:p>
      <text:p text:style-name="Horizontal_20_Line"/>
      <text:h text:style-name="Heading_20_2" text:outline-level="2">🔁 <text:span text:style-name="Strong_20_Emphasis">7. After Reboot – Prepare Build Environment</text:span></text:h>
      <text:p text:style-name="Text_20_body">After reboot, re-enter your build setup:</text:p>
      <text:p text:style-name="Preformatted_20_Text"><text:span text:style-name="Source_20_Text">cd $HOME/aosp_14_training</text:span></text:p>
      <text:p text:style-name="Preformatted_20_Text"><text:span text:style-name="Source_20_Text">source build/envsetup.sh</text:span></text:p>
      <text:p text:style-name="P3"><text:span text:style-name="Source_20_Text">lunch xrda3car-userdebug</text:span></text:p>
      <text:p text:style-name="Horizontal_20_Line"/>
      <text:h text:style-name="Heading_20_2" text:outline-level="2">🖥️ <text:span text:style-name="Strong_20_Emphasis">8. Launch the Cuttlefish Emulator (WebRTC UI)</text:span></text:h>
      <text:p text:style-name="Text_20_body">Start the emulator:</text:p>
      <text:p text:style-name="P3"><text:span text:style-name="Source_20_Text">launch_cvd -start_webrtc</text:span></text:p>
      <text:p text:style-name="Text_20_body">You should see logs like:</text:p>
      <text:p text:style-name="Preformatted_20_Text"><text:span text:style-name="Source_20_Text">VIRTUAL_DEVICE_DISPLAY_POWER_MODE_CHANGED</text:span></text:p>
      <text:p text:style-name="Preformatted_20_Text"><text:span text:style-name="Source_20_Text">VIRTUAL_DEVICE_BOOT_STARTED</text:span></text:p>
      <text:p text:style-name="Preformatted_20_Text"><text:span text:style-name="Source_20_Text">VIRTUAL_DEVICE_BOOT_COMPLETED</text:span></text:p>
      <text:p text:style-name="P3"><text:span text:style-name="Source_20_Text">Virtual device booted successfully</text:span></text:p>
      <text:p text:style-name="Horizontal_20_Line"/>
      <text:h text:style-name="Heading_20_2" text:outline-level="2">🌐 <text:span text:style-name="Strong_20_Emphasis">9. Connect to Emulator in Browser</text:span></text:h>
      <text:list xml:id="list3441873221" text:style-name="L11">
        <text:list-item>
          <text:p text:style-name="P6">Open <text:span text:style-name="Strong_20_Emphasis">Google Chrome</text:span> or <text:span text:style-name="Strong_20_Emphasis">Chromium</text:span></text:p>
        </text:list-item>
        <text:list-item>
          <text:p text:style-name="P6">Visit:</text:p>
          <text:p text:style-name="P4"><text:span text:style-name="Source_20_Text">https://0.0.0.0:8443</text:span></text:p>
        </text:list-item>
        <text:list-item>
          <text:p text:style-name="P6">You’ll see:</text:p>
          <text:p text:style-name="P4"><text:span text:style-name="Source_20_Text">Your connection is not private</text:span></text:p>
        </text:list-item>
        <text:list-item>
          <text:p text:style-name="P6">Click:</text:p>
          <text:list>
            <text:list-item>
              <text:p text:style-name="P6"><text:span text:style-name="Strong_20_Emphasis">Advanced</text:span></text:p>
            </text:list-item>
            <text:list-item>
              <text:p text:style-name="P6"><text:span text:style-name="Strong_20_Emphasis">Proceed to localhost (unsafe)</text:span></text:p>
            </text:list-item>
          </text:list>
        </text:list-item>
        <text:list-item>
          <text:p text:style-name="P6">You’ll see a page with <text:span text:style-name="Strong_20_Emphasis">“Available devices”</text:span> → click <text:span text:style-name="Strong_20_Emphasis">Connect</text:span> beside <text:span text:style-name="Strong_20_Emphasis">cvd-1</text:span></text:p>
        </text:list-item>
      </text:list>
      <text:p text:style-name="Text_20_body">✅ You should now see the Android <text:span text:style-name="Strong_20_Emphasis">home screen</text:span> and <text:span text:style-name="Strong_20_Emphasis">instrument cluster</text:span> in your browser.</text:p>
      <text:p text:style-name="Horizontal_20_Line"/>
      <text:h text:style-name="Heading_20_2" text:outline-level="2"><text:soft-page-break/>🧩 <text:span text:style-name="Strong_20_Emphasis">10. Check Emulator Status or Stop It</text:span></text:h>
      <text:p text:style-name="Text_20_body">Check if emulator is running:</text:p>
      <text:p text:style-name="P3"><text:span text:style-name="Source_20_Text">cvd_status</text:span></text:p>
      <text:p text:style-name="Text_20_body">Expected output:</text:p>
      <text:p text:style-name="P3"><text:span text:style-name="Source_20_Text">run_cvd is active for instance cvd-1</text:span></text:p>
      <text:p text:style-name="Text_20_body">To stop the emulator:</text:p>
      <text:p text:style-name="P3"><text:span text:style-name="Source_20_Text">stop_cvd</text:span></text:p>
      <text:p text:style-name="Text_20_body">Output:</text:p>
      <text:p text:style-name="P3"><text:span text:style-name="Source_20_Text">Successfully stopped device cvd-1: 0.0.0.0:6520</text:span></text:p>
      <text:p text:style-name="Horizontal_20_Line"/>
      <text:h text:style-name="Heading_20_2" text:outline-level="2">🧾 <text:span text:style-name="Strong_20_Emphasis">11. Verify ADB Connection (Optional)</text:span></text:h>
      <text:p text:style-name="Text_20_body">Check if ADB recognizes your running emulator:</text:p>
      <text:p text:style-name="P3"><text:span text:style-name="Source_20_Text">adb devices</text:span></text:p>
      <text:p text:style-name="Text_20_body">Example output:</text:p>
      <text:p text:style-name="Preformatted_20_Text"><text:span text:style-name="Source_20_Text">List of devices attached</text:span></text:p>
      <text:p text:style-name="P3"><text:span text:style-name="Source_20_Text">0.0.0.0:6520 <text:s text:c="3"/>device</text:span></text:p>
      <text:p text:style-name="Horizontal_20_Line"/>
      <text:h text:style-name="Heading_20_2" text:outline-level="2">✅ <text:span text:style-name="Strong_20_Emphasis">Summary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524194610816"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Command</text:p>
            </table:table-cell>
          </table:table-row>
        </table:table-header-rows>
        <table:table-row table:style-name="TableLine94524194610816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Install dependencies</text:p>
          </table:table-cell>
          <table:table-cell table:style-name="Table1.A1" office:value-type="string">
            <text:p text:style-name="Table_20_Contents"><text:span text:style-name="Source_20_Text">sudo apt install ...</text:span></text:p>
          </table:table-cell>
        </table:table-row>
        <table:table-row table:style-name="TableLine94524194610816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Init repo</text:p>
          </table:table-cell>
          <table:table-cell table:style-name="Table1.A1" office:value-type="string">
            <text:p text:style-name="Table_20_Contents"><text:span text:style-name="Source_20_Text">repo init ...</text:span></text:p>
          </table:table-cell>
        </table:table-row>
        <table:table-row table:style-name="TableLine94524194610816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Add manifest</text:p>
          </table:table-cell>
          <table:table-cell table:style-name="Table1.A1" office:value-type="string">
            <text:p text:style-name="Table_20_Contents"><text:span text:style-name="Source_20_Text">git clone ...local_manifests</text:span></text:p>
          </table:table-cell>
        </table:table-row>
        <table:table-row table:style-name="TableLine94524194610816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Build AOSP</text:p>
          </table:table-cell>
          <table:table-cell table:style-name="Table1.A1" office:value-type="string">
            <text:p text:style-name="Table_20_Contents"><text:span text:style-name="Source_20_Text">m -j$(nproc)</text:span></text:p>
          </table:table-cell>
        </table:table-row>
        <table:table-row table:style-name="TableLine94524194610816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Verify KVM</text:p>
          </table:table-cell>
          <table:table-cell table:style-name="Table1.A1" office:value-type="string">
            <text:p text:style-name="Table_20_Contents"><text:span text:style-name="Source_20_Text">ls /dev/kvm</text:span></text:p>
          </table:table-cell>
        </table:table-row>
        <table:table-row table:style-name="TableLine94524194610816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Build Cuttlefish</text:p>
          </table:table-cell>
          <table:table-cell table:style-name="Table1.A1" office:value-type="string">
            <text:p text:style-name="Table_20_Contents"><text:span text:style-name="Source_20_Text">./build_packages.sh</text:span></text:p>
          </table:table-cell>
        </table:table-row>
        <table:table-row table:style-name="TableLine94524194610816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Reboot + Setup</text:p>
          </table:table-cell>
          <table:table-cell table:style-name="Table1.A1" office:value-type="string">
            <text:p text:style-name="Table_20_Contents"><text:span text:style-name="Source_20_Text">source build/envsetup.sh</text:span></text:p>
          </table:table-cell>
        </table:table-row>
        <table:table-row table:style-name="TableLine94524194610816"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Launch Emulator</text:p>
          </table:table-cell>
          <table:table-cell table:style-name="Table1.A1" office:value-type="string">
            <text:p text:style-name="Table_20_Contents"><text:span text:style-name="Source_20_Text">launch_cvd -start_webrtc</text:span></text:p>
          </table:table-cell>
        </table:table-row>
        <table:table-row table:style-name="TableLine94524194610816"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Open Browser</text:p>
          </table:table-cell>
          <table:table-cell table:style-name="Table1.A1" office:value-type="string">
            <text:p text:style-name="Table_20_Contents"><text:span text:style-name="Source_20_Text">https://0.0.0.0:8443</text:span></text:p>
          </table:table-cell>
        </table:table-row>
        <table:table-row table:style-name="TableLine94524194610816"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Stop Emulator</text:p>
          </table:table-cell>
          <table:table-cell table:style-name="Table1.A1" office:value-type="string">
            <text:p text:style-name="Table_20_Contents"><text:span text:style-name="Source_20_Text">stop_cvd</text:span></text:p>
          </table:table-cell>
        </table:table-row>
      </table:table>
      <text:p text:style-name="Horizontal_20_Line"/>
      <text:p text:style-name="P8"><text:span text:style-name="Strong_20_Emphasis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07T22:03:14.180739140</meta:creation-date>
    <dc:date>2025-11-08T02:05:44.228248377</dc:date>
    <meta:editing-duration>PT1M39S</meta:editing-duration>
    <meta:editing-cycles>1</meta:editing-cycles>
    <meta:document-statistic meta:table-count="1" meta:image-count="0" meta:object-count="0" meta:page-count="4" meta:paragraph-count="126" meta:word-count="477" meta:character-count="3446" meta:non-whitespace-character-count="3100"/>
    <meta:generator>LibreOffice/6.4.7.2$Linux_X86_64 LibreOffice_project/40$Build-2</meta:generator>
  </office:meta>
</office:document-meta>
</file>